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2" table:style-name="ce5">
            <text:p>推廣教育服務資料統計表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學年度</text:p>
          </table:table-cell>
          <table:table-cell office:value-type="string" table:style-name="ce4">
            <text:p><text:span text:style-name="T2">學分班</text:span>-<text:span text:style-name="T2">開班數</text:span></text:p>
          </table:table-cell>
          <table:table-cell office:value-type="string" table:style-name="ce4">
            <text:p><text:span text:style-name="T2">學分班</text:span>-<text:span text:style-name="T2">開課學分數</text:span></text:p>
          </table:table-cell>
          <table:table-cell office:value-type="string" table:style-name="ce4">
            <text:p><text:span text:style-name="T2">學分班</text:span>-<text:span text:style-name="T2">人數</text:span></text:p>
          </table:table-cell>
          <table:table-cell office:value-type="string" table:style-name="ce4">
            <text:p><text:span text:style-name="T2">非學分班</text:span>-<text:span text:style-name="T2">開班數</text:span></text:p>
          </table:table-cell>
          <table:table-cell office:value-type="string" table:style-name="ce4">
            <text:p><text:span text:style-name="T2">非學分班</text:span>-<text:span text:style-name="T2">人數</text:span></text:p>
          </table:table-cell>
          <table:table-cell table:number-columns-repeated="16378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128" table:style-name="ce3">
            <text:p>128</text:p>
          </table:table-cell>
          <table:table-cell office:value-type="float" office:value="487" table:style-name="ce3">
            <text:p>487</text:p>
          </table:table-cell>
          <table:table-cell office:value-type="float" office:value="1386" table:style-name="ce3">
            <text:p>1,386</text:p>
          </table:table-cell>
          <table:table-cell office:value-type="float" office:value="34" table:style-name="ce3">
            <text:p>34</text:p>
          </table:table-cell>
          <table:table-cell office:value-type="float" office:value="763" table:style-name="ce3">
            <text:p>763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工作表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5T07:39:58Z</meta:creation-date>
    <dc:date>2016-08-24T13:17:31Z</dc:date>
    <meta:print-date>2016-08-24T13:17:21Z</meta:print-date>
  </office:meta>
</office:document-meta>
</file>